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ExpressionParser.consume( char [ ] chars , int star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ExpressionParser.setState( 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ge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init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SPExpressionParser.append(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ExpressionParser.setEscaped( boolean escap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done( XSPExpressio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consume( XSPExpressionParser parser , char 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ExpressionParser.flush( Locator locator , String descrip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otedState.consume( XSPExpressionParser parser , char c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ExpressionParser.handleExpr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SPExpressionParser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otedState.QuotedState( char quo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handle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SPExpressionParser.decr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done( XSPExpression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isEsca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XSPExpressionParser( 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incrNe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SPExpressionParser.consume( String cha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